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44.38" calcext:value-type="float">
            <text:p>44,38</text:p>
          </table:table-cell>
          <table:table-cell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228" calcext:value-type="float">
            <text:p>43,228</text:p>
          </table:table-cell>
          <table:table-cell office:value-type="float" office:value="40.634" calcext:value-type="float">
            <text:p>40,634</text:p>
          </table:table-cell>
          <table:table-cell table:number-columns-repeated="2" office:value-type="float" office:value="41.21" calcext:value-type="float">
            <text:p>41,21</text:p>
          </table:table-cell>
          <table:table-cell office:value-type="float" office:value="40.634" calcext:value-type="float">
            <text:p>40,634</text:p>
          </table:table-cell>
          <table:table-cell office:value-type="float" office:value="40.922" calcext:value-type="float">
            <text:p>40,922</text:p>
          </table:table-cell>
          <table:table-cell office:value-type="float" office:value="43.228" calcext:value-type="float">
            <text:p>43,228</text:p>
          </table:table-cell>
          <table:table-cell office:value-type="float" office:value="44.38" calcext:value-type="float">
            <text:p>44,38</text:p>
          </table:table-cell>
          <table:table-cell office:value-type="float" office:value="43.228" calcext:value-type="float">
            <text:p>43,228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957" calcext:value-type="float">
            <text:p>44,957</text:p>
          </table:table-cell>
          <table:table-cell table:number-columns-repeated="2" office:value-type="float" office:value="45.245" calcext:value-type="float">
            <text:p>45,245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686" calcext:value-type="float">
            <text:p>46,686</text:p>
          </table:table-cell>
          <table:table-cell office:value-type="float" office:value="47.262" calcext:value-type="float">
            <text:p>47,262</text:p>
          </table:table-cell>
          <table:table-cell office:value-type="float" office:value="47.55" calcext:value-type="float">
            <text:p>47,55</text:p>
          </table:table-cell>
          <table:table-cell table:style-name="ce15" table:formula="of:=AVERAGE([.B2:.Y2])" office:value-type="float" office:value="43.9840833333333" calcext:value-type="float">
            <text:p>43,98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float" office:value="44.38" calcext:value-type="float">
            <text:p>44,38</text:p>
          </table:table-cell>
          <table:table-cell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228" calcext:value-type="float">
            <text:p>43,228</text:p>
          </table:table-cell>
          <table:table-cell office:value-type="float" office:value="40.922" calcext:value-type="float">
            <text:p>40,922</text:p>
          </table:table-cell>
          <table:table-cell table:number-columns-repeated="2" office:value-type="float" office:value="41.21" calcext:value-type="float">
            <text:p>41,21</text:p>
          </table:table-cell>
          <table:table-cell office:value-type="float" office:value="40.634" calcext:value-type="float">
            <text:p>40,634</text:p>
          </table:table-cell>
          <table:table-cell office:value-type="float" office:value="40.922" calcext:value-type="float">
            <text:p>40,922</text:p>
          </table:table-cell>
          <table:table-cell office:value-type="float" office:value="43.228" calcext:value-type="float">
            <text:p>43,228</text:p>
          </table:table-cell>
          <table:table-cell office:value-type="float" office:value="44.38" calcext:value-type="float">
            <text:p>44,38</text:p>
          </table:table-cell>
          <table:table-cell office:value-type="float" office:value="43.228" calcext:value-type="float">
            <text:p>43,228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957" calcext:value-type="float">
            <text:p>44,957</text:p>
          </table:table-cell>
          <table:table-cell table:number-columns-repeated="2" office:value-type="float" office:value="45.245" calcext:value-type="float">
            <text:p>45,245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686" calcext:value-type="float">
            <text:p>46,686</text:p>
          </table:table-cell>
          <table:table-cell office:value-type="float" office:value="47.262" calcext:value-type="float">
            <text:p>47,262</text:p>
          </table:table-cell>
          <table:table-cell office:value-type="float" office:value="47.55" calcext:value-type="float">
            <text:p>47,55</text:p>
          </table:table-cell>
          <table:table-cell table:style-name="ce15" table:formula="of:=AVERAGE([.B3:.Y3])" office:value-type="float" office:value="43.9960833333333" calcext:value-type="float">
            <text:p>43,99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office:value-type="float" office:value="44.38" calcext:value-type="float">
            <text:p>44,38</text:p>
          </table:table-cell>
          <table:table-cell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228" calcext:value-type="float">
            <text:p>43,228</text:p>
          </table:table-cell>
          <table:table-cell table:number-columns-repeated="2" office:value-type="float" office:value="40.922" calcext:value-type="float">
            <text:p>40,922</text:p>
          </table:table-cell>
          <table:table-cell office:value-type="float" office:value="41.21" calcext:value-type="float">
            <text:p>41,21</text:p>
          </table:table-cell>
          <table:table-cell office:value-type="float" office:value="40.634" calcext:value-type="float">
            <text:p>40,634</text:p>
          </table:table-cell>
          <table:table-cell office:value-type="float" office:value="40.346" calcext:value-type="float">
            <text:p>40,346</text:p>
          </table:table-cell>
          <table:table-cell office:value-type="float" office:value="43.228" calcext:value-type="float">
            <text:p>43,228</text:p>
          </table:table-cell>
          <table:table-cell office:value-type="float" office:value="44.38" calcext:value-type="float">
            <text:p>44,38</text:p>
          </table:table-cell>
          <table:table-cell office:value-type="float" office:value="43.228" calcext:value-type="float">
            <text:p>43,228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957" calcext:value-type="float">
            <text:p>44,957</text:p>
          </table:table-cell>
          <table:table-cell table:number-columns-repeated="2" office:value-type="float" office:value="45.245" calcext:value-type="float">
            <text:p>45,245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686" calcext:value-type="float">
            <text:p>46,686</text:p>
          </table:table-cell>
          <table:table-cell office:value-type="float" office:value="47.262" calcext:value-type="float">
            <text:p>47,262</text:p>
          </table:table-cell>
          <table:table-cell office:value-type="float" office:value="47.55" calcext:value-type="float">
            <text:p>47,55</text:p>
          </table:table-cell>
          <table:table-cell table:style-name="ce15" table:formula="of:=AVERAGE([.B4:.Y4])" office:value-type="float" office:value="43.9600833333333" calcext:value-type="float">
            <text:p>43,96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office:value-type="float" office:value="44.38" calcext:value-type="float">
            <text:p>44,38</text:p>
          </table:table-cell>
          <table:table-cell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228" calcext:value-type="float">
            <text:p>43,228</text:p>
          </table:table-cell>
          <table:table-cell table:number-columns-repeated="2" office:value-type="float" office:value="40.922" calcext:value-type="float">
            <text:p>40,922</text:p>
          </table:table-cell>
          <table:table-cell table:number-columns-repeated="2" office:value-type="float" office:value="40.634" calcext:value-type="float">
            <text:p>40,634</text:p>
          </table:table-cell>
          <table:table-cell office:value-type="float" office:value="40.346" calcext:value-type="float">
            <text:p>40,346</text:p>
          </table:table-cell>
          <table:table-cell office:value-type="float" office:value="43.228" calcext:value-type="float">
            <text:p>43,228</text:p>
          </table:table-cell>
          <table:table-cell office:value-type="float" office:value="44.38" calcext:value-type="float">
            <text:p>44,38</text:p>
          </table:table-cell>
          <table:table-cell office:value-type="float" office:value="43.228" calcext:value-type="float">
            <text:p>43,228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957" calcext:value-type="float">
            <text:p>44,957</text:p>
          </table:table-cell>
          <table:table-cell table:number-columns-repeated="2" office:value-type="float" office:value="45.245" calcext:value-type="float">
            <text:p>45,245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686" calcext:value-type="float">
            <text:p>46,686</text:p>
          </table:table-cell>
          <table:table-cell office:value-type="float" office:value="47.262" calcext:value-type="float">
            <text:p>47,262</text:p>
          </table:table-cell>
          <table:table-cell office:value-type="float" office:value="47.55" calcext:value-type="float">
            <text:p>47,55</text:p>
          </table:table-cell>
          <table:table-cell table:style-name="ce15" table:formula="of:=AVERAGE([.B5:.Y5])" office:value-type="float" office:value="43.9360833333333" calcext:value-type="float">
            <text:p>43,9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office:value-type="float" office:value="44.38" calcext:value-type="float">
            <text:p>44,38</text:p>
          </table:table-cell>
          <table:table-cell office:value-type="float" office:value="42.939" calcext:value-type="float">
            <text:p>42,939</text:p>
          </table:table-cell>
          <table:table-cell table:number-columns-repeated="2" office:value-type="float" office:value="43.516" calcext:value-type="float">
            <text:p>43,516</text:p>
          </table:table-cell>
          <table:table-cell table:number-columns-repeated="2" office:value-type="float" office:value="41.21" calcext:value-type="float">
            <text:p>41,21</text:p>
          </table:table-cell>
          <table:table-cell table:number-columns-repeated="2" office:value-type="float" office:value="40.634" calcext:value-type="float">
            <text:p>40,634</text:p>
          </table:table-cell>
          <table:table-cell office:value-type="float" office:value="40.346" calcext:value-type="float">
            <text:p>40,346</text:p>
          </table:table-cell>
          <table:table-cell office:value-type="float" office:value="42.651" calcext:value-type="float">
            <text:p>42,651</text:p>
          </table:table-cell>
          <table:table-cell office:value-type="float" office:value="44.38" calcext:value-type="float">
            <text:p>44,38</text:p>
          </table:table-cell>
          <table:table-cell office:value-type="float" office:value="43.228" calcext:value-type="float">
            <text:p>43,228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957" calcext:value-type="float">
            <text:p>44,957</text:p>
          </table:table-cell>
          <table:table-cell table:number-columns-repeated="2" office:value-type="float" office:value="45.245" calcext:value-type="float">
            <text:p>45,245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686" calcext:value-type="float">
            <text:p>46,686</text:p>
          </table:table-cell>
          <table:table-cell office:value-type="float" office:value="47.262" calcext:value-type="float">
            <text:p>47,262</text:p>
          </table:table-cell>
          <table:table-cell office:value-type="float" office:value="47.55" calcext:value-type="float">
            <text:p>47,55</text:p>
          </table:table-cell>
          <table:table-cell table:style-name="ce15" table:formula="of:=AVERAGE([.B6:.Y6])" office:value-type="float" office:value="43.9600416666667" calcext:value-type="float">
            <text:p>43,96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office:value-type="float" office:value="44.38" calcext:value-type="float">
            <text:p>44,38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516" calcext:value-type="float">
            <text:p>43,516</text:p>
          </table:table-cell>
          <table:table-cell office:value-type="float" office:value="44.092" calcext:value-type="float">
            <text:p>44,092</text:p>
          </table:table-cell>
          <table:table-cell table:number-columns-repeated="2" office:value-type="float" office:value="41.787" calcext:value-type="float">
            <text:p>41,787</text:p>
          </table:table-cell>
          <table:table-cell office:value-type="float" office:value="40.634" calcext:value-type="float">
            <text:p>40,634</text:p>
          </table:table-cell>
          <table:table-cell office:value-type="float" office:value="39.769" calcext:value-type="float">
            <text:p>39,769</text:p>
          </table:table-cell>
          <table:table-cell office:value-type="float" office:value="40.346" calcext:value-type="float">
            <text:p>40,346</text:p>
          </table:table-cell>
          <table:table-cell office:value-type="float" office:value="42.651" calcext:value-type="float">
            <text:p>42,651</text:p>
          </table:table-cell>
          <table:table-cell office:value-type="float" office:value="44.38" calcext:value-type="float">
            <text:p>44,38</text:p>
          </table:table-cell>
          <table:table-cell office:value-type="float" office:value="43.228" calcext:value-type="float">
            <text:p>43,228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957" calcext:value-type="float">
            <text:p>44,957</text:p>
          </table:table-cell>
          <table:table-cell table:number-columns-repeated="2" office:value-type="float" office:value="45.245" calcext:value-type="float">
            <text:p>45,245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821" calcext:value-type="float">
            <text:p>45,821</text:p>
          </table:table-cell>
          <table:table-cell office:value-type="float" office:value="46.398" calcext:value-type="float">
            <text:p>46,398</text:p>
          </table:table-cell>
          <table:table-cell office:value-type="float" office:value="46.686" calcext:value-type="float">
            <text:p>46,686</text:p>
          </table:table-cell>
          <table:table-cell office:value-type="float" office:value="47.262" calcext:value-type="float">
            <text:p>47,262</text:p>
          </table:table-cell>
          <table:table-cell office:value-type="float" office:value="47.55" calcext:value-type="float">
            <text:p>47,55</text:p>
          </table:table-cell>
          <table:table-cell table:style-name="ce15" table:formula="of:=AVERAGE([.B7:.Y7])" office:value-type="float" office:value="44.044125" calcext:value-type="float">
            <text:p>44,04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float" office:value="44.38" calcext:value-type="float">
            <text:p>44,38</text:p>
          </table:table-cell>
          <table:table-cell office:value-type="float" office:value="42.651" calcext:value-type="float">
            <text:p>42,65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4.092" calcext:value-type="float">
            <text:p>44,092</text:p>
          </table:table-cell>
          <table:table-cell table:number-columns-repeated="2" office:value-type="float" office:value="41.787" calcext:value-type="float">
            <text:p>41,787</text:p>
          </table:table-cell>
          <table:table-cell office:value-type="float" office:value="40.634" calcext:value-type="float">
            <text:p>40,634</text:p>
          </table:table-cell>
          <table:table-cell office:value-type="float" office:value="39.769" calcext:value-type="float">
            <text:p>39,769</text:p>
          </table:table-cell>
          <table:table-cell office:value-type="float" office:value="40.634" calcext:value-type="float">
            <text:p>40,634</text:p>
          </table:table-cell>
          <table:table-cell office:value-type="float" office:value="42.363" calcext:value-type="float">
            <text:p>42,363</text:p>
          </table:table-cell>
          <table:table-cell office:value-type="float" office:value="44.092" calcext:value-type="float">
            <text:p>44,092</text:p>
          </table:table-cell>
          <table:table-cell office:value-type="float" office:value="43.228" calcext:value-type="float">
            <text:p>43,228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821" calcext:value-type="float">
            <text:p>45,821</text:p>
          </table:table-cell>
          <table:table-cell office:value-type="float" office:value="44.669" calcext:value-type="float">
            <text:p>44,669</text:p>
          </table:table-cell>
          <table:table-cell table:number-columns-repeated="2" office:value-type="float" office:value="46.398" calcext:value-type="float">
            <text:p>46,398</text:p>
          </table:table-cell>
          <table:table-cell office:value-type="float" office:value="46.686" calcext:value-type="float">
            <text:p>46,686</text:p>
          </table:table-cell>
          <table:table-cell office:value-type="float" office:value="47.262" calcext:value-type="float">
            <text:p>47,262</text:p>
          </table:table-cell>
          <table:table-cell office:value-type="float" office:value="47.55" calcext:value-type="float">
            <text:p>47,55</text:p>
          </table:table-cell>
          <table:table-cell table:style-name="ce15" table:formula="of:=AVERAGE([.B8:.Y8])" office:value-type="float" office:value="44.0681666666667" calcext:value-type="float">
            <text:p>44,06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office:value-type="float" office:value="43.516" calcext:value-type="float">
            <text:p>43,516</text:p>
          </table:table-cell>
          <table:table-cell office:value-type="float" office:value="42.651" calcext:value-type="float">
            <text:p>42,651</text:p>
          </table:table-cell>
          <table:table-cell office:value-type="float" office:value="43.228" calcext:value-type="float">
            <text:p>43,228</text:p>
          </table:table-cell>
          <table:table-cell office:value-type="float" office:value="44.38" calcext:value-type="float">
            <text:p>44,38</text:p>
          </table:table-cell>
          <table:table-cell office:value-type="float" office:value="41.499" calcext:value-type="float">
            <text:p>41,499</text:p>
          </table:table-cell>
          <table:table-cell office:value-type="float" office:value="42.075" calcext:value-type="float">
            <text:p>42,075</text:p>
          </table:table-cell>
          <table:table-cell office:value-type="float" office:value="40.634" calcext:value-type="float">
            <text:p>40,634</text:p>
          </table:table-cell>
          <table:table-cell office:value-type="float" office:value="39.769" calcext:value-type="float">
            <text:p>39,769</text:p>
          </table:table-cell>
          <table:table-cell office:value-type="float" office:value="40.922" calcext:value-type="float">
            <text:p>40,922</text:p>
          </table:table-cell>
          <table:table-cell office:value-type="float" office:value="42.651" calcext:value-type="float">
            <text:p>42,651</text:p>
          </table:table-cell>
          <table:table-cell office:value-type="float" office:value="44.38" calcext:value-type="float">
            <text:p>44,38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821" calcext:value-type="float">
            <text:p>45,821</text:p>
          </table:table-cell>
          <table:table-cell office:value-type="float" office:value="44.669" calcext:value-type="float">
            <text:p>44,669</text:p>
          </table:table-cell>
          <table:table-cell table:number-columns-repeated="2" office:value-type="float" office:value="46.398" calcext:value-type="float">
            <text:p>46,398</text:p>
          </table:table-cell>
          <table:table-cell office:value-type="float" office:value="46.686" calcext:value-type="float">
            <text:p>46,686</text:p>
          </table:table-cell>
          <table:table-cell office:value-type="float" office:value="47.262" calcext:value-type="float">
            <text:p>47,262</text:p>
          </table:table-cell>
          <table:table-cell office:value-type="float" office:value="47.55" calcext:value-type="float">
            <text:p>47,55</text:p>
          </table:table-cell>
          <table:table-cell table:style-name="ce15" table:formula="of:=AVERAGE([.B9:.Y9])" office:value-type="float" office:value="44.1042083333333" calcext:value-type="float">
            <text:p>44,1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office:value-type="float" office:value="43.516" calcext:value-type="float">
            <text:p>43,516</text:p>
          </table:table-cell>
          <table:table-cell office:value-type="float" office:value="42.651" calcext:value-type="float">
            <text:p>42,651</text:p>
          </table:table-cell>
          <table:table-cell office:value-type="float" office:value="43.228" calcext:value-type="float">
            <text:p>43,228</text:p>
          </table:table-cell>
          <table:table-cell office:value-type="float" office:value="44.38" calcext:value-type="float">
            <text:p>44,38</text:p>
          </table:table-cell>
          <table:table-cell office:value-type="float" office:value="41.787" calcext:value-type="float">
            <text:p>41,787</text:p>
          </table:table-cell>
          <table:table-cell office:value-type="float" office:value="42.075" calcext:value-type="float">
            <text:p>42,075</text:p>
          </table:table-cell>
          <table:table-cell office:value-type="float" office:value="40.634" calcext:value-type="float">
            <text:p>40,634</text:p>
          </table:table-cell>
          <table:table-cell office:value-type="float" office:value="39.769" calcext:value-type="float">
            <text:p>39,769</text:p>
          </table:table-cell>
          <table:table-cell office:value-type="float" office:value="40.922" calcext:value-type="float">
            <text:p>40,922</text:p>
          </table:table-cell>
          <table:table-cell office:value-type="float" office:value="42.651" calcext:value-type="float">
            <text:p>42,651</text:p>
          </table:table-cell>
          <table:table-cell office:value-type="float" office:value="44.38" calcext:value-type="float">
            <text:p>44,38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5.821" calcext:value-type="float">
            <text:p>45,821</text:p>
          </table:table-cell>
          <table:table-cell office:value-type="float" office:value="44.38" calcext:value-type="float">
            <text:p>44,38</text:p>
          </table:table-cell>
          <table:table-cell office:value-type="float" office:value="46.11" calcext:value-type="float">
            <text:p>46,11</text:p>
          </table:table-cell>
          <table:table-cell office:value-type="float" office:value="46.398" calcext:value-type="float">
            <text:p>46,398</text:p>
          </table:table-cell>
          <table:table-cell office:value-type="float" office:value="46.686" calcext:value-type="float">
            <text:p>46,686</text:p>
          </table:table-cell>
          <table:table-cell office:value-type="float" office:value="47.262" calcext:value-type="float">
            <text:p>47,262</text:p>
          </table:table-cell>
          <table:table-cell office:value-type="float" office:value="47.55" calcext:value-type="float">
            <text:p>47,55</text:p>
          </table:table-cell>
          <table:table-cell table:style-name="ce15" table:formula="of:=AVERAGE([.B10:.Y10])" office:value-type="float" office:value="44.0921666666667" calcext:value-type="float">
            <text:p>44,09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office:value-type="float" office:value="43.516" calcext:value-type="float">
            <text:p>43,516</text:p>
          </table:table-cell>
          <table:table-cell table:number-columns-repeated="2" office:value-type="float" office:value="42.651" calcext:value-type="float">
            <text:p>42,651</text:p>
          </table:table-cell>
          <table:table-cell office:value-type="float" office:value="43.804" calcext:value-type="float">
            <text:p>43,804</text:p>
          </table:table-cell>
          <table:table-cell office:value-type="float" office:value="41.499" calcext:value-type="float">
            <text:p>41,499</text:p>
          </table:table-cell>
          <table:table-cell office:value-type="float" office:value="42.075" calcext:value-type="float">
            <text:p>42,075</text:p>
          </table:table-cell>
          <table:table-cell office:value-type="float" office:value="40.634" calcext:value-type="float">
            <text:p>40,634</text:p>
          </table:table-cell>
          <table:table-cell office:value-type="float" office:value="39.769" calcext:value-type="float">
            <text:p>39,769</text:p>
          </table:table-cell>
          <table:table-cell office:value-type="float" office:value="40.922" calcext:value-type="float">
            <text:p>40,922</text:p>
          </table:table-cell>
          <table:table-cell office:value-type="float" office:value="42.651" calcext:value-type="float">
            <text:p>42,651</text:p>
          </table:table-cell>
          <table:table-cell office:value-type="float" office:value="44.38" calcext:value-type="float">
            <text:p>44,38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533" calcext:value-type="float">
            <text:p>45,533</text:p>
          </table:table-cell>
          <table:table-cell office:value-type="float" office:value="45.821" calcext:value-type="float">
            <text:p>45,821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821" calcext:value-type="float">
            <text:p>45,821</text:p>
          </table:table-cell>
          <table:table-cell table:number-columns-repeated="2" office:value-type="float" office:value="46.11" calcext:value-type="float">
            <text:p>46,11</text:p>
          </table:table-cell>
          <table:table-cell office:value-type="float" office:value="46.974" calcext:value-type="float">
            <text:p>46,974</text:p>
          </table:table-cell>
          <table:table-cell office:value-type="float" office:value="47.262" calcext:value-type="float">
            <text:p>47,262</text:p>
          </table:table-cell>
          <table:table-cell table:style-name="ce15" table:formula="of:=AVERAGE([.B11:.Y11])" office:value-type="float" office:value="43.9600833333333" calcext:value-type="float">
            <text:p>43,96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office:value-type="float" office:value="43.516" calcext:value-type="float">
            <text:p>43,516</text:p>
          </table:table-cell>
          <table:table-cell office:value-type="float" office:value="42.363" calcext:value-type="float">
            <text:p>42,363</text:p>
          </table:table-cell>
          <table:table-cell office:value-type="float" office:value="42.651" calcext:value-type="float">
            <text:p>42,651</text:p>
          </table:table-cell>
          <table:table-cell office:value-type="float" office:value="43.228" calcext:value-type="float">
            <text:p>43,228</text:p>
          </table:table-cell>
          <table:table-cell office:value-type="float" office:value="41.499" calcext:value-type="float">
            <text:p>41,499</text:p>
          </table:table-cell>
          <table:table-cell office:value-type="float" office:value="42.939" calcext:value-type="float">
            <text:p>42,939</text:p>
          </table:table-cell>
          <table:table-cell office:value-type="float" office:value="41.787" calcext:value-type="float">
            <text:p>41,787</text:p>
          </table:table-cell>
          <table:table-cell office:value-type="float" office:value="40.634" calcext:value-type="float">
            <text:p>40,634</text:p>
          </table:table-cell>
          <table:table-cell office:value-type="float" office:value="40.922" calcext:value-type="float">
            <text:p>40,922</text:p>
          </table:table-cell>
          <table:table-cell office:value-type="float" office:value="42.363" calcext:value-type="float">
            <text:p>42,363</text:p>
          </table:table-cell>
          <table:table-cell office:value-type="float" office:value="44.092" calcext:value-type="float">
            <text:p>44,092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3.228" calcext:value-type="float">
            <text:p>43,228</text:p>
          </table:table-cell>
          <table:table-cell table:number-columns-repeated="2"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6.398" calcext:value-type="float">
            <text:p>46,398</text:p>
          </table:table-cell>
          <table:table-cell office:value-type="float" office:value="46.686" calcext:value-type="float">
            <text:p>46,686</text:p>
          </table:table-cell>
          <table:table-cell table:style-name="ce15" table:formula="of:=AVERAGE([.B12:.Y12])" office:value-type="float" office:value="43.6720416666667" calcext:value-type="float">
            <text:p>43,67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office:value-type="float" office:value="43.516" calcext:value-type="float">
            <text:p>43,516</text:p>
          </table:table-cell>
          <table:table-cell table:number-columns-repeated="2" office:value-type="float" office:value="42.651" calcext:value-type="float">
            <text:p>42,65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1.21" calcext:value-type="float">
            <text:p>41,2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1.787" calcext:value-type="float">
            <text:p>41,787</text:p>
          </table:table-cell>
          <table:table-cell office:value-type="float" office:value="40.634" calcext:value-type="float">
            <text:p>40,634</text:p>
          </table:table-cell>
          <table:table-cell office:value-type="float" office:value="40.922" calcext:value-type="float">
            <text:p>40,922</text:p>
          </table:table-cell>
          <table:table-cell office:value-type="float" office:value="42.363" calcext:value-type="float">
            <text:p>42,363</text:p>
          </table:table-cell>
          <table:table-cell office:value-type="float" office:value="44.092" calcext:value-type="float">
            <text:p>44,092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3.228" calcext:value-type="float">
            <text:p>43,228</text:p>
          </table:table-cell>
          <table:table-cell table:number-columns-repeated="2"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6.398" calcext:value-type="float">
            <text:p>46,398</text:p>
          </table:table-cell>
          <table:table-cell office:value-type="float" office:value="46.686" calcext:value-type="float">
            <text:p>46,686</text:p>
          </table:table-cell>
          <table:table-cell table:style-name="ce15" table:formula="of:=AVERAGE([.B13:.Y13])" office:value-type="float" office:value="43.6599583333333" calcext:value-type="float">
            <text:p>43,66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office:value-type="float" office:value="43.516" calcext:value-type="float">
            <text:p>43,516</text:p>
          </table:table-cell>
          <table:table-cell office:value-type="float" office:value="42.651" calcext:value-type="float">
            <text:p>42,651</text:p>
          </table:table-cell>
          <table:table-cell table:number-columns-repeated="2" office:value-type="float" office:value="42.939" calcext:value-type="float">
            <text:p>42,939</text:p>
          </table:table-cell>
          <table:table-cell office:value-type="float" office:value="41.21" calcext:value-type="float">
            <text:p>41,2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1.499" calcext:value-type="float">
            <text:p>41,499</text:p>
          </table:table-cell>
          <table:table-cell office:value-type="float" office:value="40.634" calcext:value-type="float">
            <text:p>40,634</text:p>
          </table:table-cell>
          <table:table-cell office:value-type="float" office:value="40.922" calcext:value-type="float">
            <text:p>40,922</text:p>
          </table:table-cell>
          <table:table-cell office:value-type="float" office:value="42.075" calcext:value-type="float">
            <text:p>42,075</text:p>
          </table:table-cell>
          <table:table-cell office:value-type="float" office:value="43.804" calcext:value-type="float">
            <text:p>43,804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3.228" calcext:value-type="float">
            <text:p>43,228</text:p>
          </table:table-cell>
          <table:table-cell table:number-columns-repeated="2"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6.398" calcext:value-type="float">
            <text:p>46,398</text:p>
          </table:table-cell>
          <table:table-cell office:value-type="float" office:value="46.686" calcext:value-type="float">
            <text:p>46,686</text:p>
          </table:table-cell>
          <table:table-cell table:style-name="ce15" table:formula="of:=AVERAGE([.B14:.Y14])" office:value-type="float" office:value="43.6359583333333" calcext:value-type="float">
            <text:p>43,6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office:value-type="float" office:value="43.228" calcext:value-type="float">
            <text:p>43,228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office:value-type="float" office:value="41.21" calcext:value-type="float">
            <text:p>41,2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1.499" calcext:value-type="float">
            <text:p>41,499</text:p>
          </table:table-cell>
          <table:table-cell office:value-type="float" office:value="40.634" calcext:value-type="float">
            <text:p>40,634</text:p>
          </table:table-cell>
          <table:table-cell office:value-type="float" office:value="40.922" calcext:value-type="float">
            <text:p>40,922</text:p>
          </table:table-cell>
          <table:table-cell office:value-type="float" office:value="41.787" calcext:value-type="float">
            <text:p>41,787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228" calcext:value-type="float">
            <text:p>43,228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3.516" calcext:value-type="float">
            <text:p>43,516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6.398" calcext:value-type="float">
            <text:p>46,398</text:p>
          </table:table-cell>
          <table:table-cell office:value-type="float" office:value="46.686" calcext:value-type="float">
            <text:p>46,686</text:p>
          </table:table-cell>
          <table:table-cell table:style-name="ce15" table:formula="of:=AVERAGE([.B15:.Y15])" office:value-type="float" office:value="43.5399583333333" calcext:value-type="float">
            <text:p>43,54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office:value-type="float" office:value="42.939" calcext:value-type="float">
            <text:p>42,939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office:value-type="float" office:value="41.21" calcext:value-type="float">
            <text:p>41,2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1.21" calcext:value-type="float">
            <text:p>41,21</text:p>
          </table:table-cell>
          <table:table-cell office:value-type="float" office:value="40.634" calcext:value-type="float">
            <text:p>40,634</text:p>
          </table:table-cell>
          <table:table-cell office:value-type="float" office:value="40.922" calcext:value-type="float">
            <text:p>40,922</text:p>
          </table:table-cell>
          <table:table-cell office:value-type="float" office:value="41.499" calcext:value-type="float">
            <text:p>41,499</text:p>
          </table:table-cell>
          <table:table-cell office:value-type="float" office:value="43.228" calcext:value-type="float">
            <text:p>43,228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228" calcext:value-type="float">
            <text:p>43,22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669" calcext:value-type="float">
            <text:p>44,669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3.516" calcext:value-type="float">
            <text:p>43,516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6.398" calcext:value-type="float">
            <text:p>46,398</text:p>
          </table:table-cell>
          <table:table-cell office:value-type="float" office:value="46.686" calcext:value-type="float">
            <text:p>46,686</text:p>
          </table:table-cell>
          <table:table-cell table:style-name="ce15" table:formula="of:=AVERAGE([.B16:.Y16])" office:value-type="float" office:value="43.4077916666667" calcext:value-type="float">
            <text:p>43,40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office:value-type="float" office:value="42.939" calcext:value-type="float">
            <text:p>42,939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651" calcext:value-type="float">
            <text:p>42,65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1.21" calcext:value-type="float">
            <text:p>41,2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1.21" calcext:value-type="float">
            <text:p>41,21</text:p>
          </table:table-cell>
          <table:table-cell office:value-type="float" office:value="39.769" calcext:value-type="float">
            <text:p>39,769</text:p>
          </table:table-cell>
          <table:table-cell office:value-type="float" office:value="40.346" calcext:value-type="float">
            <text:p>40,346</text:p>
          </table:table-cell>
          <table:table-cell office:value-type="float" office:value="41.499" calcext:value-type="float">
            <text:p>41,499</text:p>
          </table:table-cell>
          <table:table-cell office:value-type="float" office:value="43.228" calcext:value-type="float">
            <text:p>43,228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228" calcext:value-type="float">
            <text:p>43,228</text:p>
          </table:table-cell>
          <table:table-cell table:number-columns-repeated="2" office:value-type="float" office:value="44.092" calcext:value-type="float">
            <text:p>44,092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6.398" calcext:value-type="float">
            <text:p>46,398</text:p>
          </table:table-cell>
          <table:table-cell office:value-type="float" office:value="46.686" calcext:value-type="float">
            <text:p>46,686</text:p>
          </table:table-cell>
          <table:table-cell table:style-name="ce15" table:formula="of:=AVERAGE([.B17:.Y17])" office:value-type="float" office:value="43.3116666666667" calcext:value-type="float">
            <text:p>43,31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office:value-type="float" office:value="42.939" calcext:value-type="float">
            <text:p>42,939</text:p>
          </table:table-cell>
          <table:table-cell office:value-type="float" office:value="42.363" calcext:value-type="float">
            <text:p>42,363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228" calcext:value-type="float">
            <text:p>43,228</text:p>
          </table:table-cell>
          <table:table-cell office:value-type="float" office:value="41.21" calcext:value-type="float">
            <text:p>41,21</text:p>
          </table:table-cell>
          <table:table-cell office:value-type="float" office:value="42.651" calcext:value-type="float">
            <text:p>42,651</text:p>
          </table:table-cell>
          <table:table-cell office:value-type="float" office:value="41.21" calcext:value-type="float">
            <text:p>41,21</text:p>
          </table:table-cell>
          <table:table-cell office:value-type="float" office:value="39.193" calcext:value-type="float">
            <text:p>39,193</text:p>
          </table:table-cell>
          <table:table-cell office:value-type="float" office:value="40.058" calcext:value-type="float">
            <text:p>40,058</text:p>
          </table:table-cell>
          <table:table-cell office:value-type="float" office:value="41.21" calcext:value-type="float">
            <text:p>41,21</text:p>
          </table:table-cell>
          <table:table-cell office:value-type="float" office:value="43.228" calcext:value-type="float">
            <text:p>43,228</text:p>
          </table:table-cell>
          <table:table-cell table:number-columns-repeated="2" office:value-type="float" office:value="42.939" calcext:value-type="float">
            <text:p>42,939</text:p>
          </table:table-cell>
          <table:table-cell office:value-type="float" office:value="43.228" calcext:value-type="float">
            <text:p>43,228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6.398" calcext:value-type="float">
            <text:p>46,398</text:p>
          </table:table-cell>
          <table:table-cell office:value-type="float" office:value="46.686" calcext:value-type="float">
            <text:p>46,686</text:p>
          </table:table-cell>
          <table:table-cell table:style-name="ce15" table:formula="of:=AVERAGE([.B18:.Y18])" office:value-type="float" office:value="43.215625" calcext:value-type="float">
            <text:p>43,21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office:value-type="float" office:value="42.939" calcext:value-type="float">
            <text:p>42,939</text:p>
          </table:table-cell>
          <table:table-cell office:value-type="float" office:value="42.363" calcext:value-type="float">
            <text:p>42,363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516" calcext:value-type="float">
            <text:p>43,516</text:p>
          </table:table-cell>
          <table:table-cell office:value-type="float" office:value="41.499" calcext:value-type="float">
            <text:p>41,499</text:p>
          </table:table-cell>
          <table:table-cell office:value-type="float" office:value="43.228" calcext:value-type="float">
            <text:p>43,228</text:p>
          </table:table-cell>
          <table:table-cell office:value-type="float" office:value="41.787" calcext:value-type="float">
            <text:p>41,787</text:p>
          </table:table-cell>
          <table:table-cell office:value-type="float" office:value="39.193" calcext:value-type="float">
            <text:p>39,193</text:p>
          </table:table-cell>
          <table:table-cell office:value-type="float" office:value="40.634" calcext:value-type="float">
            <text:p>40,634</text:p>
          </table:table-cell>
          <table:table-cell office:value-type="float" office:value="41.21" calcext:value-type="float">
            <text:p>41,21</text:p>
          </table:table-cell>
          <table:table-cell office:value-type="float" office:value="43.228" calcext:value-type="float">
            <text:p>43,228</text:p>
          </table:table-cell>
          <table:table-cell table:number-columns-repeated="2" office:value-type="float" office:value="42.939" calcext:value-type="float">
            <text:p>42,939</text:p>
          </table:table-cell>
          <table:table-cell office:value-type="float" office:value="43.228" calcext:value-type="float">
            <text:p>43,228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office:value-type="float" office:value="46.398" calcext:value-type="float">
            <text:p>46,398</text:p>
          </table:table-cell>
          <table:table-cell office:value-type="float" office:value="46.686" calcext:value-type="float">
            <text:p>46,686</text:p>
          </table:table-cell>
          <table:table-cell table:style-name="ce15" table:formula="of:=AVERAGE([.B19:.Y19])" office:value-type="float" office:value="43.31175" calcext:value-type="float">
            <text:p>43,31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office:value-type="float" office:value="43.228" calcext:value-type="float">
            <text:p>43,228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516" calcext:value-type="float">
            <text:p>43,516</text:p>
          </table:table-cell>
          <table:table-cell office:value-type="float" office:value="41.499" calcext:value-type="float">
            <text:p>41,499</text:p>
          </table:table-cell>
          <table:table-cell office:value-type="float" office:value="43.516" calcext:value-type="float">
            <text:p>43,516</text:p>
          </table:table-cell>
          <table:table-cell office:value-type="float" office:value="41.787" calcext:value-type="float">
            <text:p>41,787</text:p>
          </table:table-cell>
          <table:table-cell office:value-type="float" office:value="39.193" calcext:value-type="float">
            <text:p>39,193</text:p>
          </table:table-cell>
          <table:table-cell office:value-type="float" office:value="40.922" calcext:value-type="float">
            <text:p>40,922</text:p>
          </table:table-cell>
          <table:table-cell office:value-type="float" office:value="41.787" calcext:value-type="float">
            <text:p>41,787</text:p>
          </table:table-cell>
          <table:table-cell office:value-type="float" office:value="43.228" calcext:value-type="float">
            <text:p>43,228</text:p>
          </table:table-cell>
          <table:table-cell table:number-columns-repeated="2" office:value-type="float" office:value="42.939" calcext:value-type="float">
            <text:p>42,939</text:p>
          </table:table-cell>
          <table:table-cell office:value-type="float" office:value="43.516" calcext:value-type="float">
            <text:p>43,516</text:p>
          </table:table-cell>
          <table:table-cell table:number-columns-repeated="2" office:value-type="float" office:value="43.804" calcext:value-type="float">
            <text:p>43,804</text:p>
          </table:table-cell>
          <table:table-cell office:value-type="float" office:value="44.669" calcext:value-type="float">
            <text:p>44,669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38" calcext:value-type="float">
            <text:p>44,38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6.686" calcext:value-type="float">
            <text:p>46,686</text:p>
          </table:table-cell>
          <table:table-cell office:value-type="float" office:value="46.974" calcext:value-type="float">
            <text:p>46,974</text:p>
          </table:table-cell>
          <table:table-cell table:style-name="ce15" table:formula="of:=AVERAGE([.B20:.Y20])" office:value-type="float" office:value="43.503875" calcext:value-type="float">
            <text:p>43,5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office:value-type="float" office:value="43.228" calcext:value-type="float">
            <text:p>43,228</text:p>
          </table:table-cell>
          <table:table-cell office:value-type="float" office:value="42.651" calcext:value-type="float">
            <text:p>42,65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516" calcext:value-type="float">
            <text:p>43,516</text:p>
          </table:table-cell>
          <table:table-cell office:value-type="float" office:value="41.787" calcext:value-type="float">
            <text:p>41,787</text:p>
          </table:table-cell>
          <table:table-cell office:value-type="float" office:value="43.228" calcext:value-type="float">
            <text:p>43,228</text:p>
          </table:table-cell>
          <table:table-cell office:value-type="float" office:value="41.21" calcext:value-type="float">
            <text:p>41,21</text:p>
          </table:table-cell>
          <table:table-cell office:value-type="float" office:value="39.193" calcext:value-type="float">
            <text:p>39,193</text:p>
          </table:table-cell>
          <table:table-cell office:value-type="float" office:value="40.634" calcext:value-type="float">
            <text:p>40,634</text:p>
          </table:table-cell>
          <table:table-cell office:value-type="float" office:value="41.499" calcext:value-type="float">
            <text:p>41,499</text:p>
          </table:table-cell>
          <table:table-cell office:value-type="float" office:value="42.939" calcext:value-type="float">
            <text:p>42,939</text:p>
          </table:table-cell>
          <table:table-cell table:number-columns-repeated="2" office:value-type="float" office:value="42.651" calcext:value-type="float">
            <text:p>42,651</text:p>
          </table:table-cell>
          <table:table-cell office:value-type="float" office:value="43.228" calcext:value-type="float">
            <text:p>43,228</text:p>
          </table:table-cell>
          <table:table-cell table:number-columns-repeated="2" office:value-type="float" office:value="43.516" calcext:value-type="float">
            <text:p>43,516</text:p>
          </table:table-cell>
          <table:table-cell office:value-type="float" office:value="44.38" calcext:value-type="float">
            <text:p>44,38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38" calcext:value-type="float">
            <text:p>44,38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957" calcext:value-type="float">
            <text:p>44,957</text:p>
          </table:table-cell>
          <table:table-cell office:value-type="float" office:value="45.245" calcext:value-type="float">
            <text:p>45,245</text:p>
          </table:table-cell>
          <table:table-cell office:value-type="float" office:value="46.686" calcext:value-type="float">
            <text:p>46,686</text:p>
          </table:table-cell>
          <table:table-cell office:value-type="float" office:value="46.974" calcext:value-type="float">
            <text:p>46,974</text:p>
          </table:table-cell>
          <table:table-cell table:style-name="ce15" table:formula="of:=AVERAGE([.B21:.Y21])" office:value-type="float" office:value="43.39575" calcext:value-type="float">
            <text:p>43,39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office:value-type="float" office:value="43.516" calcext:value-type="float">
            <text:p>43,516</text:p>
          </table:table-cell>
          <table:table-cell table:number-columns-repeated="2" office:value-type="float" office:value="43.228" calcext:value-type="float">
            <text:p>43,228</text:p>
          </table:table-cell>
          <table:table-cell office:value-type="float" office:value="43.516" calcext:value-type="float">
            <text:p>43,516</text:p>
          </table:table-cell>
          <table:table-cell office:value-type="float" office:value="41.787" calcext:value-type="float">
            <text:p>41,787</text:p>
          </table:table-cell>
          <table:table-cell office:value-type="float" office:value="43.228" calcext:value-type="float">
            <text:p>43,228</text:p>
          </table:table-cell>
          <table:table-cell office:value-type="float" office:value="41.21" calcext:value-type="float">
            <text:p>41,21</text:p>
          </table:table-cell>
          <table:table-cell office:value-type="float" office:value="39.193" calcext:value-type="float">
            <text:p>39,193</text:p>
          </table:table-cell>
          <table:table-cell office:value-type="float" office:value="40.634" calcext:value-type="float">
            <text:p>40,634</text:p>
          </table:table-cell>
          <table:table-cell office:value-type="float" office:value="40.922" calcext:value-type="float">
            <text:p>40,922</text:p>
          </table:table-cell>
          <table:table-cell office:value-type="float" office:value="42.363" calcext:value-type="float">
            <text:p>42,363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651" calcext:value-type="float">
            <text:p>42,651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363" calcext:value-type="float">
            <text:p>42,363</text:p>
          </table:table-cell>
          <table:table-cell table:number-columns-repeated="2"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533" calcext:value-type="float">
            <text:p>45,533</text:p>
          </table:table-cell>
          <table:table-cell office:value-type="float" office:value="45.821" calcext:value-type="float">
            <text:p>45,821</text:p>
          </table:table-cell>
          <table:table-cell table:style-name="ce15" table:formula="of:=AVERAGE([.B22:.Y22])" office:value-type="float" office:value="42.7593333333333" calcext:value-type="float">
            <text:p>42,75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number-columns-repeated="3" office:value-type="float" office:value="43.228" calcext:value-type="float">
            <text:p>43,228</text:p>
          </table:table-cell>
          <table:table-cell office:value-type="float" office:value="43.516" calcext:value-type="float">
            <text:p>43,516</text:p>
          </table:table-cell>
          <table:table-cell office:value-type="float" office:value="41.787" calcext:value-type="float">
            <text:p>41,787</text:p>
          </table:table-cell>
          <table:table-cell office:value-type="float" office:value="43.228" calcext:value-type="float">
            <text:p>43,228</text:p>
          </table:table-cell>
          <table:table-cell office:value-type="float" office:value="41.21" calcext:value-type="float">
            <text:p>41,21</text:p>
          </table:table-cell>
          <table:table-cell office:value-type="float" office:value="39.193" calcext:value-type="float">
            <text:p>39,193</text:p>
          </table:table-cell>
          <table:table-cell office:value-type="float" office:value="40.634" calcext:value-type="float">
            <text:p>40,634</text:p>
          </table:table-cell>
          <table:table-cell office:value-type="float" office:value="41.21" calcext:value-type="float">
            <text:p>41,21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363" calcext:value-type="float">
            <text:p>42,363</text:p>
          </table:table-cell>
          <table:table-cell table:number-columns-repeated="2" office:value-type="float" office:value="42.075" calcext:value-type="float">
            <text:p>42,075</text:p>
          </table:table-cell>
          <table:table-cell office:value-type="float" office:value="42.363" calcext:value-type="float">
            <text:p>42,363</text:p>
          </table:table-cell>
          <table:table-cell table:number-columns-repeated="2"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092" calcext:value-type="float">
            <text:p>44,092</text:p>
          </table:table-cell>
          <table:table-cell office:value-type="float" office:value="45.533" calcext:value-type="float">
            <text:p>45,533</text:p>
          </table:table-cell>
          <table:table-cell office:value-type="float" office:value="45.821" calcext:value-type="float">
            <text:p>45,821</text:p>
          </table:table-cell>
          <table:table-cell table:style-name="ce15" table:formula="of:=AVERAGE([.B23:.Y23])" office:value-type="float" office:value="42.7353333333333" calcext:value-type="float">
            <text:p>42,73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office:value-type="float" office:value="43.516" calcext:value-type="float">
            <text:p>43,516</text:p>
          </table:table-cell>
          <table:table-cell table:number-columns-repeated="2" office:value-type="float" office:value="43.228" calcext:value-type="float">
            <text:p>43,228</text:p>
          </table:table-cell>
          <table:table-cell office:value-type="float" office:value="43.516" calcext:value-type="float">
            <text:p>43,516</text:p>
          </table:table-cell>
          <table:table-cell office:value-type="float" office:value="41.787" calcext:value-type="float">
            <text:p>41,787</text:p>
          </table:table-cell>
          <table:table-cell office:value-type="float" office:value="43.228" calcext:value-type="float">
            <text:p>43,228</text:p>
          </table:table-cell>
          <table:table-cell office:value-type="float" office:value="40.346" calcext:value-type="float">
            <text:p>40,346</text:p>
          </table:table-cell>
          <table:table-cell office:value-type="float" office:value="38.329" calcext:value-type="float">
            <text:p>38,329</text:p>
          </table:table-cell>
          <table:table-cell office:value-type="float" office:value="40.634" calcext:value-type="float">
            <text:p>40,634</text:p>
          </table:table-cell>
          <table:table-cell office:value-type="float" office:value="41.21" calcext:value-type="float">
            <text:p>41,21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363" calcext:value-type="float">
            <text:p>42,363</text:p>
          </table:table-cell>
          <table:table-cell table:number-columns-repeated="2" office:value-type="float" office:value="42.651" calcext:value-type="float">
            <text:p>42,651</text:p>
          </table:table-cell>
          <table:table-cell office:value-type="float" office:value="42.939" calcext:value-type="float">
            <text:p>42,939</text:p>
          </table:table-cell>
          <table:table-cell table:number-columns-repeated="2" office:value-type="float" office:value="43.228" calcext:value-type="float">
            <text:p>43,22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3.228" calcext:value-type="float">
            <text:p>43,22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5.533" calcext:value-type="float">
            <text:p>45,533</text:p>
          </table:table-cell>
          <table:table-cell office:value-type="float" office:value="45.821" calcext:value-type="float">
            <text:p>45,821</text:p>
          </table:table-cell>
          <table:table-cell table:style-name="ce15" table:formula="of:=AVERAGE([.B24:.Y24])" office:value-type="float" office:value="42.9155" calcext:value-type="float">
            <text:p>42,91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office:value-type="float" office:value="44.38" calcext:value-type="float">
            <text:p>44,3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2.651" calcext:value-type="float">
            <text:p>42,65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1.21" calcext:value-type="float">
            <text:p>41,2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0.058" calcext:value-type="float">
            <text:p>40,058</text:p>
          </table:table-cell>
          <table:table-cell office:value-type="float" office:value="38.04" calcext:value-type="float">
            <text:p>38,04</text:p>
          </table:table-cell>
          <table:table-cell office:value-type="float" office:value="40.346" calcext:value-type="float">
            <text:p>40,346</text:p>
          </table:table-cell>
          <table:table-cell office:value-type="float" office:value="40.922" calcext:value-type="float">
            <text:p>40,922</text:p>
          </table:table-cell>
          <table:table-cell office:value-type="float" office:value="41.499" calcext:value-type="float">
            <text:p>41,499</text:p>
          </table:table-cell>
          <table:table-cell office:value-type="float" office:value="41.787" calcext:value-type="float">
            <text:p>41,787</text:p>
          </table:table-cell>
          <table:table-cell table:number-columns-repeated="2" office:value-type="float" office:value="42.075" calcext:value-type="float">
            <text:p>42,075</text:p>
          </table:table-cell>
          <table:table-cell office:value-type="float" office:value="42.363" calcext:value-type="float">
            <text:p>42,363</text:p>
          </table:table-cell>
          <table:table-cell office:value-type="float" office:value="42.651" calcext:value-type="float">
            <text:p>42,65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804" calcext:value-type="float">
            <text:p>43,804</text:p>
          </table:table-cell>
          <table:table-cell office:value-type="float" office:value="43.228" calcext:value-type="float">
            <text:p>43,22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5.533" calcext:value-type="float">
            <text:p>45,533</text:p>
          </table:table-cell>
          <table:table-cell office:value-type="float" office:value="45.821" calcext:value-type="float">
            <text:p>45,821</text:p>
          </table:table-cell>
          <table:table-cell table:style-name="ce15" table:formula="of:=AVERAGE([.B25:.Y25])" office:value-type="float" office:value="42.6872083333333" calcext:value-type="float">
            <text:p>42,68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092" calcext:value-type="float">
            <text:p>44,092</text:p>
          </table:table-cell>
          <table:table-cell office:value-type="float" office:value="42.651" calcext:value-type="float">
            <text:p>42,65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1.787" calcext:value-type="float">
            <text:p>41,787</text:p>
          </table:table-cell>
          <table:table-cell office:value-type="float" office:value="43.516" calcext:value-type="float">
            <text:p>43,516</text:p>
          </table:table-cell>
          <table:table-cell office:value-type="float" office:value="40.634" calcext:value-type="float">
            <text:p>40,634</text:p>
          </table:table-cell>
          <table:table-cell office:value-type="float" office:value="38.617" calcext:value-type="float">
            <text:p>38,617</text:p>
          </table:table-cell>
          <table:table-cell office:value-type="float" office:value="40.634" calcext:value-type="float">
            <text:p>40,634</text:p>
          </table:table-cell>
          <table:table-cell office:value-type="float" office:value="41.499" calcext:value-type="float">
            <text:p>41,499</text:p>
          </table:table-cell>
          <table:table-cell table:number-columns-repeated="4" office:value-type="float" office:value="42.075" calcext:value-type="float">
            <text:p>42,075</text:p>
          </table:table-cell>
          <table:table-cell office:value-type="float" office:value="41.499" calcext:value-type="float">
            <text:p>41,499</text:p>
          </table:table-cell>
          <table:table-cell office:value-type="float" office:value="41.787" calcext:value-type="float">
            <text:p>41,787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939" calcext:value-type="float">
            <text:p>42,939</text:p>
          </table:table-cell>
          <table:table-cell office:value-type="float" office:value="42.363" calcext:value-type="float">
            <text:p>42,363</text:p>
          </table:table-cell>
          <table:table-cell office:value-type="float" office:value="43.228" calcext:value-type="float">
            <text:p>43,228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table:style-name="ce15" table:formula="of:=AVERAGE([.B26:.Y26])" office:value-type="float" office:value="42.5072916666667" calcext:value-type="float">
            <text:p>42,50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38" calcext:value-type="float">
            <text:p>44,38</text:p>
          </table:table-cell>
          <table:table-cell office:value-type="float" office:value="43.228" calcext:value-type="float">
            <text:p>43,228</text:p>
          </table:table-cell>
          <table:table-cell office:value-type="float" office:value="42.939" calcext:value-type="float">
            <text:p>42,939</text:p>
          </table:table-cell>
          <table:table-cell office:value-type="float" office:value="41.787" calcext:value-type="float">
            <text:p>41,787</text:p>
          </table:table-cell>
          <table:table-cell office:value-type="float" office:value="42.939" calcext:value-type="float">
            <text:p>42,939</text:p>
          </table:table-cell>
          <table:table-cell office:value-type="float" office:value="39.769" calcext:value-type="float">
            <text:p>39,769</text:p>
          </table:table-cell>
          <table:table-cell office:value-type="float" office:value="38.329" calcext:value-type="float">
            <text:p>38,329</text:p>
          </table:table-cell>
          <table:table-cell office:value-type="float" office:value="40.634" calcext:value-type="float">
            <text:p>40,634</text:p>
          </table:table-cell>
          <table:table-cell office:value-type="float" office:value="41.499" calcext:value-type="float">
            <text:p>41,499</text:p>
          </table:table-cell>
          <table:table-cell office:value-type="float" office:value="41.787" calcext:value-type="float">
            <text:p>41,787</text:p>
          </table:table-cell>
          <table:table-cell office:value-type="float" office:value="42.075" calcext:value-type="float">
            <text:p>42,075</text:p>
          </table:table-cell>
          <table:table-cell table:number-columns-repeated="2" office:value-type="float" office:value="42.363" calcext:value-type="float">
            <text:p>42,363</text:p>
          </table:table-cell>
          <table:table-cell office:value-type="float" office:value="42.075" calcext:value-type="float">
            <text:p>42,075</text:p>
          </table:table-cell>
          <table:table-cell table:number-columns-repeated="2" office:value-type="float" office:value="41.787" calcext:value-type="float">
            <text:p>41,787</text:p>
          </table:table-cell>
          <table:table-cell office:value-type="float" office:value="42.939" calcext:value-type="float">
            <text:p>42,939</text:p>
          </table:table-cell>
          <table:table-cell office:value-type="float" office:value="42.363" calcext:value-type="float">
            <text:p>42,363</text:p>
          </table:table-cell>
          <table:table-cell office:value-type="float" office:value="43.516" calcext:value-type="float">
            <text:p>43,516</text:p>
          </table:table-cell>
          <table:table-cell table:number-columns-repeated="2" office:value-type="float" office:value="43.804" calcext:value-type="float">
            <text:p>43,804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table:style-name="ce15" table:formula="of:=AVERAGE([.B27:.Y27])" office:value-type="float" office:value="42.51925" calcext:value-type="float">
            <text:p>42,51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45.533" calcext:value-type="float">
            <text:p>45,533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092" calcext:value-type="float">
            <text:p>44,092</text:p>
          </table:table-cell>
          <table:table-cell office:value-type="float" office:value="43.804" calcext:value-type="float">
            <text:p>43,804</text:p>
          </table:table-cell>
          <table:table-cell office:value-type="float" office:value="42.651" calcext:value-type="float">
            <text:p>42,651</text:p>
          </table:table-cell>
          <table:table-cell office:value-type="float" office:value="43.516" calcext:value-type="float">
            <text:p>43,516</text:p>
          </table:table-cell>
          <table:table-cell office:value-type="float" office:value="40.058" calcext:value-type="float">
            <text:p>40,058</text:p>
          </table:table-cell>
          <table:table-cell office:value-type="float" office:value="38.617" calcext:value-type="float">
            <text:p>38,617</text:p>
          </table:table-cell>
          <table:table-cell office:value-type="float" office:value="41.21" calcext:value-type="float">
            <text:p>41,21</text:p>
          </table:table-cell>
          <table:table-cell office:value-type="float" office:value="41.499" calcext:value-type="float">
            <text:p>41,499</text:p>
          </table:table-cell>
          <table:table-cell table:number-columns-repeated="2" office:value-type="float" office:value="41.787" calcext:value-type="float">
            <text:p>41,787</text:p>
          </table:table-cell>
          <table:table-cell table:number-columns-repeated="2" office:value-type="float" office:value="42.363" calcext:value-type="float">
            <text:p>42,363</text:p>
          </table:table-cell>
          <table:table-cell table:number-columns-repeated="2" office:value-type="float" office:value="42.075" calcext:value-type="float">
            <text:p>42,075</text:p>
          </table:table-cell>
          <table:table-cell office:value-type="float" office:value="41.787" calcext:value-type="float">
            <text:p>41,787</text:p>
          </table:table-cell>
          <table:table-cell table:number-columns-repeated="2" office:value-type="float" office:value="42.939" calcext:value-type="float">
            <text:p>42,939</text:p>
          </table:table-cell>
          <table:table-cell office:value-type="float" office:value="43.228" calcext:value-type="float">
            <text:p>43,228</text:p>
          </table:table-cell>
          <table:table-cell table:number-columns-repeated="2" office:value-type="float" office:value="43.804" calcext:value-type="float">
            <text:p>43,804</text:p>
          </table:table-cell>
          <table:table-cell table:number-columns-repeated="2" office:value-type="float" office:value="44.38" calcext:value-type="float">
            <text:p>44,38</text:p>
          </table:table-cell>
          <table:table-cell table:style-name="ce15" table:formula="of:=AVERAGE([.B28:.Y28])" office:value-type="float" office:value="42.7473333333333" calcext:value-type="float">
            <text:p>42,74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office:value-type="float" office:value="44.957" calcext:value-type="float">
            <text:p>44,957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092" calcext:value-type="float">
            <text:p>44,092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804" calcext:value-type="float">
            <text:p>43,804</text:p>
          </table:table-cell>
          <table:table-cell office:value-type="float" office:value="40.346" calcext:value-type="float">
            <text:p>40,346</text:p>
          </table:table-cell>
          <table:table-cell office:value-type="float" office:value="38.905" calcext:value-type="float">
            <text:p>38,905</text:p>
          </table:table-cell>
          <table:table-cell office:value-type="float" office:value="41.21" calcext:value-type="float">
            <text:p>41,21</text:p>
          </table:table-cell>
          <table:table-cell office:value-type="float" office:value="41.499" calcext:value-type="float">
            <text:p>41,499</text:p>
          </table:table-cell>
          <table:table-cell table:number-columns-repeated="2" office:value-type="float" office:value="41.787" calcext:value-type="float">
            <text:p>41,787</text:p>
          </table:table-cell>
          <table:table-cell table:number-columns-repeated="2" office:value-type="float" office:value="42.363" calcext:value-type="float">
            <text:p>42,363</text:p>
          </table:table-cell>
          <table:table-cell table:number-columns-repeated="3" office:value-type="float" office:value="42.075" calcext:value-type="float">
            <text:p>42,075</text:p>
          </table:table-cell>
          <table:table-cell office:value-type="float" office:value="43.228" calcext:value-type="float">
            <text:p>43,228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228" calcext:value-type="float">
            <text:p>43,228</text:p>
          </table:table-cell>
          <table:table-cell table:number-columns-repeated="2" office:value-type="float" office:value="43.804" calcext:value-type="float">
            <text:p>43,804</text:p>
          </table:table-cell>
          <table:table-cell table:number-columns-repeated="2" office:value-type="float" office:value="44.38" calcext:value-type="float">
            <text:p>44,38</text:p>
          </table:table-cell>
          <table:table-cell table:style-name="ce15" table:formula="of:=AVERAGE([.B29:.Y29])" office:value-type="float" office:value="42.795375" calcext:value-type="float">
            <text:p>42,79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office:value-type="float" office:value="44.669" calcext:value-type="float">
            <text:p>44,669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804" calcext:value-type="float">
            <text:p>43,804</text:p>
          </table:table-cell>
          <table:table-cell office:value-type="float" office:value="40.922" calcext:value-type="float">
            <text:p>40,922</text:p>
          </table:table-cell>
          <table:table-cell office:value-type="float" office:value="39.193" calcext:value-type="float">
            <text:p>39,193</text:p>
          </table:table-cell>
          <table:table-cell table:number-columns-repeated="2" office:value-type="float" office:value="41.499" calcext:value-type="float">
            <text:p>41,499</text:p>
          </table:table-cell>
          <table:table-cell table:number-columns-repeated="3" office:value-type="float" office:value="42.363" calcext:value-type="float">
            <text:p>42,363</text:p>
          </table:table-cell>
          <table:table-cell office:value-type="float" office:value="42.939" calcext:value-type="float">
            <text:p>42,939</text:p>
          </table:table-cell>
          <table:table-cell table:number-columns-repeated="3" office:value-type="float" office:value="42.651" calcext:value-type="float">
            <text:p>42,651</text:p>
          </table:table-cell>
          <table:table-cell office:value-type="float" office:value="43.804" calcext:value-type="float">
            <text:p>43,804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228" calcext:value-type="float">
            <text:p>43,228</text:p>
          </table:table-cell>
          <table:table-cell table:number-columns-repeated="4" office:value-type="float" office:value="43.516" calcext:value-type="float">
            <text:p>43,516</text:p>
          </table:table-cell>
          <table:table-cell table:style-name="ce15" table:formula="of:=AVERAGE([.B30:.Y30])" office:value-type="float" office:value="42.9034166666667" calcext:value-type="float">
            <text:p>42,90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804" calcext:value-type="float">
            <text:p>43,804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804" calcext:value-type="float">
            <text:p>43,804</text:p>
          </table:table-cell>
          <table:table-cell office:value-type="float" office:value="42.651" calcext:value-type="float">
            <text:p>42,65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0.922" calcext:value-type="float">
            <text:p>40,922</text:p>
          </table:table-cell>
          <table:table-cell office:value-type="float" office:value="39.481" calcext:value-type="float">
            <text:p>39,481</text:p>
          </table:table-cell>
          <table:table-cell office:value-type="float" office:value="41.787" calcext:value-type="float">
            <text:p>41,787</text:p>
          </table:table-cell>
          <table:table-cell office:value-type="float" office:value="41.21" calcext:value-type="float">
            <text:p>41,21</text:p>
          </table:table-cell>
          <table:table-cell office:value-type="float" office:value="42.075" calcext:value-type="float">
            <text:p>42,075</text:p>
          </table:table-cell>
          <table:table-cell table:number-columns-repeated="3" office:value-type="float" office:value="42.363" calcext:value-type="float">
            <text:p>42,363</text:p>
          </table:table-cell>
          <table:table-cell table:number-columns-repeated="3" office:value-type="float" office:value="41.787" calcext:value-type="float">
            <text:p>41,787</text:p>
          </table:table-cell>
          <table:table-cell table:number-columns-repeated="7" office:value-type="float" office:value="43.804" calcext:value-type="float">
            <text:p>43,804</text:p>
          </table:table-cell>
          <table:table-cell table:style-name="ce15" table:formula="of:=AVERAGE([.B31:.Y31])" office:value-type="float" office:value="42.67525" calcext:value-type="float">
            <text:p>42,67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office:value-type="float" office:value="42.939" calcext:value-type="float">
            <text:p>42,939</text:p>
          </table:table-cell>
          <table:table-cell office:value-type="float" office:value="44.092" calcext:value-type="float">
            <text:p>44,092</text:p>
          </table:table-cell>
          <table:table-cell table:number-columns-repeated="2" office:value-type="float" office:value="42.651" calcext:value-type="float">
            <text:p>42,651</text:p>
          </table:table-cell>
          <table:table-cell office:value-type="float" office:value="41.499" calcext:value-type="float">
            <text:p>41,499</text:p>
          </table:table-cell>
          <table:table-cell office:value-type="float" office:value="41.787" calcext:value-type="float">
            <text:p>41,787</text:p>
          </table:table-cell>
          <table:table-cell table:number-columns-repeated="2" office:value-type="float" office:value="40.346" calcext:value-type="float">
            <text:p>40,346</text:p>
          </table:table-cell>
          <table:table-cell table:number-columns-repeated="2" office:value-type="float" office:value="41.21" calcext:value-type="float">
            <text:p>41,21</text:p>
          </table:table-cell>
          <table:table-cell office:value-type="float" office:value="42.075" calcext:value-type="float">
            <text:p>42,075</text:p>
          </table:table-cell>
          <table:table-cell table:number-columns-repeated="3" office:value-type="float" office:value="42.363" calcext:value-type="float">
            <text:p>42,363</text:p>
          </table:table-cell>
          <table:table-cell table:number-columns-repeated="3" office:value-type="float" office:value="41.787" calcext:value-type="float">
            <text:p>41,787</text:p>
          </table:table-cell>
          <table:table-cell table:number-columns-repeated="7" office:value-type="float" office:value="43.804" calcext:value-type="float">
            <text:p>43,804</text:p>
          </table:table-cell>
          <table:table-cell table:style-name="ce15" table:formula="of:=AVERAGE([.B32:.Y32])" office:value-type="float" office:value="42.4951666666667" calcext:value-type="float">
            <text:p>42,49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939" calcext:value-type="float">
            <text:p>42,939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651" calcext:value-type="float">
            <text:p>42,651</text:p>
          </table:table-cell>
          <table:table-cell table:number-columns-repeated="2" office:value-type="float" office:value="41.499" calcext:value-type="float">
            <text:p>41,499</text:p>
          </table:table-cell>
          <table:table-cell table:number-columns-repeated="2" office:value-type="float" office:value="40.346" calcext:value-type="float">
            <text:p>40,346</text:p>
          </table:table-cell>
          <table:table-cell table:number-columns-repeated="2" office:value-type="float" office:value="41.21" calcext:value-type="float">
            <text:p>41,21</text:p>
          </table:table-cell>
          <table:table-cell office:value-type="float" office:value="41.787" calcext:value-type="float">
            <text:p>41,787</text:p>
          </table:table-cell>
          <table:table-cell table:number-columns-repeated="3" office:value-type="float" office:value="42.075" calcext:value-type="float">
            <text:p>42,075</text:p>
          </table:table-cell>
          <table:table-cell table:number-columns-repeated="2" office:value-type="float" office:value="41.499" calcext:value-type="float">
            <text:p>41,499</text:p>
          </table:table-cell>
          <table:table-cell office:value-type="float" office:value="41.787" calcext:value-type="float">
            <text:p>41,787</text:p>
          </table:table-cell>
          <table:table-cell table:number-columns-repeated="7" office:value-type="float" office:value="43.516" calcext:value-type="float">
            <text:p>43,516</text:p>
          </table:table-cell>
          <table:table-cell table:style-name="ce15" table:formula="of:=AVERAGE([.B33:.Y33])" office:value-type="float" office:value="42.219125" calcext:value-type="float">
            <text:p>42,21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651" calcext:value-type="float">
            <text:p>42,651</text:p>
          </table:table-cell>
          <table:table-cell table:number-columns-repeated="2" office:value-type="float" office:value="42.075" calcext:value-type="float">
            <text:p>42,075</text:p>
          </table:table-cell>
          <table:table-cell office:value-type="float" office:value="40.922" calcext:value-type="float">
            <text:p>40,922</text:p>
          </table:table-cell>
          <table:table-cell office:value-type="float" office:value="41.499" calcext:value-type="float">
            <text:p>41,499</text:p>
          </table:table-cell>
          <table:table-cell table:number-columns-repeated="2" office:value-type="float" office:value="40.634" calcext:value-type="float">
            <text:p>40,634</text:p>
          </table:table-cell>
          <table:table-cell table:number-columns-repeated="3" office:value-type="float" office:value="41.787" calcext:value-type="float">
            <text:p>41,787</text:p>
          </table:table-cell>
          <table:table-cell table:number-columns-repeated="5" office:value-type="float" office:value="42.075" calcext:value-type="float">
            <text:p>42,075</text:p>
          </table:table-cell>
          <table:table-cell office:value-type="float" office:value="42.363" calcext:value-type="float">
            <text:p>42,363</text:p>
          </table:table-cell>
          <table:table-cell table:number-columns-repeated="7" office:value-type="float" office:value="43.516" calcext:value-type="float">
            <text:p>43,516</text:p>
          </table:table-cell>
          <table:table-cell table:style-name="ce15" table:formula="of:=AVERAGE([.B34:.Y34])" office:value-type="float" office:value="42.3031666666667" calcext:value-type="float">
            <text:p>42,30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office:value-type="float" office:value="42.075" calcext:value-type="float">
            <text:p>42,075</text:p>
          </table:table-cell>
          <table:table-cell office:value-type="float" office:value="42.651" calcext:value-type="float">
            <text:p>42,651</text:p>
          </table:table-cell>
          <table:table-cell office:value-type="float" office:value="42.075" calcext:value-type="float">
            <text:p>42,075</text:p>
          </table:table-cell>
          <table:table-cell office:value-type="float" office:value="41.787" calcext:value-type="float">
            <text:p>41,787</text:p>
          </table:table-cell>
          <table:table-cell office:value-type="float" office:value="40.922" calcext:value-type="float">
            <text:p>40,922</text:p>
          </table:table-cell>
          <table:table-cell office:value-type="float" office:value="41.787" calcext:value-type="float">
            <text:p>41,787</text:p>
          </table:table-cell>
          <table:table-cell table:number-columns-repeated="2" office:value-type="float" office:value="40.922" calcext:value-type="float">
            <text:p>40,922</text:p>
          </table:table-cell>
          <table:table-cell table:number-columns-repeated="3" office:value-type="float" office:value="41.787" calcext:value-type="float">
            <text:p>41,787</text:p>
          </table:table-cell>
          <table:table-cell table:number-columns-repeated="5" office:value-type="float" office:value="42.651" calcext:value-type="float">
            <text:p>42,651</text:p>
          </table:table-cell>
          <table:table-cell office:value-type="float" office:value="42.939" calcext:value-type="float">
            <text:p>42,939</text:p>
          </table:table-cell>
          <table:table-cell table:number-columns-repeated="7" office:value-type="float" office:value="44.092" calcext:value-type="float">
            <text:p>44,092</text:p>
          </table:table-cell>
          <table:table-cell table:style-name="ce15" table:formula="of:=AVERAGE([.B35:.Y35])" office:value-type="float" office:value="42.6391666666667" calcext:value-type="float">
            <text:p>42,63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number-columns-repeated="2" office:value-type="float" office:value="42.075" calcext:value-type="float">
            <text:p>42,075</text:p>
          </table:table-cell>
          <table:table-cell office:value-type="float" office:value="40.922" calcext:value-type="float">
            <text:p>40,922</text:p>
          </table:table-cell>
          <table:table-cell office:value-type="float" office:value="41.21" calcext:value-type="float">
            <text:p>41,21</text:p>
          </table:table-cell>
          <table:table-cell office:value-type="float" office:value="40.346" calcext:value-type="float">
            <text:p>40,346</text:p>
          </table:table-cell>
          <table:table-cell office:value-type="float" office:value="41.21" calcext:value-type="float">
            <text:p>41,21</text:p>
          </table:table-cell>
          <table:table-cell table:number-columns-repeated="2" office:value-type="float" office:value="40.922" calcext:value-type="float">
            <text:p>40,922</text:p>
          </table:table-cell>
          <table:table-cell table:number-columns-repeated="3" office:value-type="float" office:value="41.787" calcext:value-type="float">
            <text:p>41,787</text:p>
          </table:table-cell>
          <table:table-cell table:number-columns-repeated="5" office:value-type="float" office:value="42.651" calcext:value-type="float">
            <text:p>42,651</text:p>
          </table:table-cell>
          <table:table-cell office:value-type="float" office:value="42.939" calcext:value-type="float">
            <text:p>42,939</text:p>
          </table:table-cell>
          <table:table-cell table:number-columns-repeated="7" office:value-type="float" office:value="44.092" calcext:value-type="float">
            <text:p>44,092</text:p>
          </table:table-cell>
          <table:table-cell table:style-name="ce15" table:formula="of:=AVERAGE([.B36:.Y36])" office:value-type="float" office:value="42.4950416666667" calcext:value-type="float">
            <text:p>42,49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number-columns-repeated="2" office:value-type="float" office:value="42.075" calcext:value-type="float">
            <text:p>42,075</text:p>
          </table:table-cell>
          <table:table-cell table:number-columns-repeated="2" office:value-type="float" office:value="41.21" calcext:value-type="float">
            <text:p>41,21</text:p>
          </table:table-cell>
          <table:table-cell office:value-type="float" office:value="40.922" calcext:value-type="float">
            <text:p>40,922</text:p>
          </table:table-cell>
          <table:table-cell office:value-type="float" office:value="41.21" calcext:value-type="float">
            <text:p>41,21</text:p>
          </table:table-cell>
          <table:table-cell table:number-columns-repeated="2" office:value-type="float" office:value="40.922" calcext:value-type="float">
            <text:p>40,922</text:p>
          </table:table-cell>
          <table:table-cell table:number-columns-repeated="3" office:value-type="float" office:value="41.787" calcext:value-type="float">
            <text:p>41,787</text:p>
          </table:table-cell>
          <table:table-cell table:number-columns-repeated="4" office:value-type="float" office:value="42.651" calcext:value-type="float">
            <text:p>42,651</text:p>
          </table:table-cell>
          <table:table-cell office:value-type="float" office:value="43.804" calcext:value-type="float">
            <text:p>43,804</text:p>
          </table:table-cell>
          <table:table-cell table:number-columns-repeated="8" office:value-type="float" office:value="44.092" calcext:value-type="float">
            <text:p>44,092</text:p>
          </table:table-cell>
          <table:table-cell table:style-name="ce15" table:formula="of:=AVERAGE([.B37:.Y37])" office:value-type="float" office:value="42.627125" calcext:value-type="float">
            <text:p>42,62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number-columns-repeated="2" office:value-type="float" office:value="42.363" calcext:value-type="float">
            <text:p>42,363</text:p>
          </table:table-cell>
          <table:table-cell table:number-columns-repeated="3" office:value-type="float" office:value="41.21" calcext:value-type="float">
            <text:p>41,21</text:p>
          </table:table-cell>
          <table:table-cell office:value-type="float" office:value="42.651" calcext:value-type="float">
            <text:p>42,651</text:p>
          </table:table-cell>
          <table:table-cell table:number-columns-repeated="18" office:value-type="float" office:value="44.669" calcext:value-type="float">
            <text:p>44,669</text:p>
          </table:table-cell>
          <table:table-cell table:style-name="ce15" table:formula="of:=AVERAGE([.B38:.Y38])" office:value-type="float" office:value="43.960375" calcext:value-type="float">
            <text:p>43,96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number-columns-repeated="4" office:value-type="float" office:value="42.363" calcext:value-type="float">
            <text:p>42,363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804" calcext:value-type="float">
            <text:p>43,804</text:p>
          </table:table-cell>
          <table:table-cell table:number-columns-repeated="18" office:value-type="float" office:value="44.669" calcext:value-type="float">
            <text:p>44,669</text:p>
          </table:table-cell>
          <table:table-cell table:style-name="ce15" table:formula="of:=AVERAGE([.B39:.Y39])" office:value-type="float" office:value="44.1765416666667" calcext:value-type="float">
            <text:p>44,17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office:value-type="float" office:value="42.651" calcext:value-type="float">
            <text:p>42,651</text:p>
          </table:table-cell>
          <table:table-cell office:value-type="float" office:value="42.939" calcext:value-type="float">
            <text:p>42,939</text:p>
          </table:table-cell>
          <table:table-cell office:value-type="float" office:value="43.516" calcext:value-type="float">
            <text:p>43,516</text:p>
          </table:table-cell>
          <table:table-cell office:value-type="float" office:value="43.228" calcext:value-type="float">
            <text:p>43,228</text:p>
          </table:table-cell>
          <table:table-cell office:value-type="float" office:value="44.092" calcext:value-type="float">
            <text:p>44,092</text:p>
          </table:table-cell>
          <table:table-cell office:value-type="float" office:value="44.38" calcext:value-type="float">
            <text:p>44,38</text:p>
          </table:table-cell>
          <table:table-cell table:number-columns-repeated="18" office:value-type="float" office:value="45.245" calcext:value-type="float">
            <text:p>45,245</text:p>
          </table:table-cell>
          <table:table-cell table:style-name="ce15" table:formula="of:=AVERAGE([.B40:.Y40])" office:value-type="float" office:value="44.8006666666667" calcext:value-type="float">
            <text:p>44,8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office:value-type="float" office:value="43.804" calcext:value-type="float">
            <text:p>43,804</text:p>
          </table:table-cell>
          <table:table-cell office:value-type="float" office:value="44.092" calcext:value-type="float">
            <text:p>44,092</text:p>
          </table:table-cell>
          <table:table-cell table:number-columns-repeated="3" office:value-type="float" office:value="44.669" calcext:value-type="float">
            <text:p>44,669</text:p>
          </table:table-cell>
          <table:table-cell office:value-type="float" office:value="44.957" calcext:value-type="float">
            <text:p>44,957</text:p>
          </table:table-cell>
          <table:table-cell table:number-columns-repeated="18" office:value-type="float" office:value="45.245" calcext:value-type="float">
            <text:p>45,245</text:p>
          </table:table-cell>
          <table:table-cell table:style-name="ce15" table:formula="of:=AVERAGE([.B41:.Y41])" office:value-type="float" office:value="45.0529166666667" calcext:value-type="float">
            <text:p>45,05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office:value-type="float" office:value="45.245" calcext:value-type="float">
            <text:p>45,245</text:p>
          </table:table-cell>
          <table:table-cell office:value-type="float" office:value="44.669" calcext:value-type="float">
            <text:p>44,669</text:p>
          </table:table-cell>
          <table:table-cell table:number-columns-repeated="3" office:value-type="float" office:value="45.245" calcext:value-type="float">
            <text:p>45,245</text:p>
          </table:table-cell>
          <table:table-cell office:value-type="float" office:value="44.957" calcext:value-type="float">
            <text:p>44,957</text:p>
          </table:table-cell>
          <table:table-cell table:number-columns-repeated="18" office:value-type="float" office:value="45.245" calcext:value-type="float">
            <text:p>45,245</text:p>
          </table:table-cell>
          <table:table-cell table:style-name="ce15" table:formula="of:=AVERAGE([.B42:.Y42])" office:value-type="float" office:value="45.209" calcext:value-type="float">
            <text:p>45,20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number-columns-repeated="5" office:value-type="float" office:value="45.245" calcext:value-type="float">
            <text:p>45,245</text:p>
          </table:table-cell>
          <table:table-cell office:value-type="float" office:value="44.957" calcext:value-type="float">
            <text:p>44,957</text:p>
          </table:table-cell>
          <table:table-cell table:number-columns-repeated="18" office:value-type="float" office:value="45.245" calcext:value-type="float">
            <text:p>45,245</text:p>
          </table:table-cell>
          <table:table-cell table:style-name="ce15" table:formula="of:=AVERAGE([.B43:.Y43])" office:value-type="float" office:value="45.233" calcext:value-type="float">
            <text:p>45,23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4:.Y44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5:.Y45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6:.Y46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7:.Y47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8:.Y48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49:.Y49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50:.Y50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number-columns-repeated="24" office:value-type="float" office:value="45.245" calcext:value-type="float">
            <text:p>45,245</text:p>
          </table:table-cell>
          <table:table-cell table:style-name="ce15" table:formula="of:=AVERAGE([.B51:.Y51])" office:value-type="float" office:value="45.245" calcext:value-type="float">
            <text:p>45,2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43.84434" calcext:value-type="float">
            <text:p>43,844</text:p>
          </table:table-cell>
          <table:table-cell table:style-name="ce15" table:formula="of:=AVERAGE([.C2:.C51])" office:value-type="float" office:value="43.40622" calcext:value-type="float">
            <text:p>43,406</text:p>
          </table:table-cell>
          <table:table-cell table:style-name="ce15" table:formula="of:=AVERAGE([.D2:.D51])" office:value-type="float" office:value="43.42358" calcext:value-type="float">
            <text:p>43,424</text:p>
          </table:table-cell>
          <table:table-cell table:style-name="ce15" table:formula="of:=AVERAGE([.E2:.E51])" office:value-type="float" office:value="43.6138" calcext:value-type="float">
            <text:p>43,614</text:p>
          </table:table-cell>
          <table:table-cell table:style-name="ce15" table:formula="of:=AVERAGE([.F2:.F51])" office:value-type="float" office:value="42.38616" calcext:value-type="float">
            <text:p>42,386</text:p>
          </table:table-cell>
          <table:table-cell table:style-name="ce15" table:formula="of:=AVERAGE([.G2:.G51])" office:value-type="float" office:value="43.10658" calcext:value-type="float">
            <text:p>43,107</text:p>
          </table:table-cell>
          <table:table-cell table:style-name="ce15" table:formula="of:=AVERAGE([.H2:.H51])" office:value-type="float" office:value="42.09798" calcext:value-type="float">
            <text:p>42,098</text:p>
          </table:table-cell>
          <table:table-cell table:style-name="ce15" table:formula="of:=AVERAGE([.I2:.I51])" office:value-type="float" office:value="41.31986" calcext:value-type="float">
            <text:p>41,320</text:p>
          </table:table-cell>
          <table:table-cell table:style-name="ce15" table:formula="of:=AVERAGE([.J2:.J51])" office:value-type="float" office:value="42.098" calcext:value-type="float">
            <text:p>42,098</text:p>
          </table:table-cell>
          <table:table-cell table:style-name="ce15" table:formula="of:=AVERAGE([.K2:.K51])" office:value-type="float" office:value="42.81274" calcext:value-type="float">
            <text:p>42,813</text:p>
          </table:table-cell>
          <table:table-cell table:style-name="ce15" table:formula="of:=AVERAGE([.L2:.L51])" office:value-type="float" office:value="43.62538" calcext:value-type="float">
            <text:p>43,625</text:p>
          </table:table-cell>
          <table:table-cell table:style-name="ce15" table:formula="of:=AVERAGE([.M2:.M51])" office:value-type="float" office:value="43.44096" calcext:value-type="float">
            <text:p>43,441</text:p>
          </table:table-cell>
          <table:table-cell table:style-name="ce15" table:formula="of:=AVERAGE([.N2:.N51])" office:value-type="float" office:value="43.62532" calcext:value-type="float">
            <text:p>43,625</text:p>
          </table:table-cell>
          <table:table-cell table:style-name="ce15" table:formula="of:=AVERAGE([.O2:.O51])" office:value-type="float" office:value="44.0116" calcext:value-type="float">
            <text:p>44,012</text:p>
          </table:table-cell>
          <table:table-cell table:style-name="ce15" table:formula="of:=AVERAGE([.P2:.P51])" office:value-type="float" office:value="44.13834" calcext:value-type="float">
            <text:p>44,138</text:p>
          </table:table-cell>
          <table:table-cell table:style-name="ce15" table:formula="of:=AVERAGE([.Q2:.Q51])" office:value-type="float" office:value="43.98852" calcext:value-type="float">
            <text:p>43,989</text:p>
          </table:table-cell>
          <table:table-cell table:style-name="ce15" table:formula="of:=AVERAGE([.R2:.R51])" office:value-type="float" office:value="44.1902" calcext:value-type="float">
            <text:p>44,190</text:p>
          </table:table-cell>
          <table:table-cell table:style-name="ce15" table:formula="of:=AVERAGE([.S2:.S51])" office:value-type="float" office:value="44.66862" calcext:value-type="float">
            <text:p>44,669</text:p>
          </table:table-cell>
          <table:table-cell table:style-name="ce15" table:formula="of:=AVERAGE([.T2:.T51])" office:value-type="float" office:value="44.08644" calcext:value-type="float">
            <text:p>44,086</text:p>
          </table:table-cell>
          <table:table-cell table:style-name="ce15" table:formula="of:=AVERAGE([.U2:.U51])" office:value-type="float" office:value="44.73786" calcext:value-type="float">
            <text:p>44,738</text:p>
          </table:table-cell>
          <table:table-cell table:style-name="ce15" table:formula="of:=AVERAGE([.V2:.V51])" office:value-type="float" office:value="44.84158" calcext:value-type="float">
            <text:p>44,842</text:p>
          </table:table-cell>
          <table:table-cell table:style-name="ce15" table:formula="of:=AVERAGE([.W2:.W51])" office:value-type="float" office:value="45.03756" calcext:value-type="float">
            <text:p>45,038</text:p>
          </table:table-cell>
          <table:table-cell table:style-name="ce15" table:formula="of:=AVERAGE([.X2:.X51])" office:value-type="float" office:value="45.59656" calcext:value-type="float">
            <text:p>45,597</text:p>
          </table:table-cell>
          <table:table-cell table:style-name="ce15" table:formula="of:=AVERAGE([.Y2:.Y51])" office:value-type="float" office:value="45.74632" calcext:value-type="float">
            <text:p>45,746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47.55" calcext:value-type="float">
            <text:p>47,550</text:p>
          </table:table-cell>
          <table:table-cell table:style-name="ce24" table:formula="of:=MIN([.B2:.Y51])" office:value-type="float" office:value="38.04" calcext:value-type="float">
            <text:p>38,040</text:p>
          </table:table-cell>
          <table:table-cell table:style-name="ce24" table:formula="of:=AVERAGE([.B2:.Y51])" office:value-type="float" office:value="43.743521666667" calcext:value-type="float">
            <text:p>43,744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45.245" calcext:value-type="float">
            <text:p>45,245</text:p>
          </table:table-cell>
          <table:table-cell table:style-name="ce24" table:formula="of:=MIN([.Z2:.Z51])" office:value-type="float" office:value="42.219125" calcext:value-type="float">
            <text:p>42,219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45.74632" calcext:value-type="float">
            <text:p>45,746</text:p>
          </table:table-cell>
          <table:table-cell table:style-name="ce24" table:formula="of:=MIN([.B52:.Y52])" office:value-type="float" office:value="41.31986" calcext:value-type="float">
            <text:p>41,320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1:48:05.52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M15S</meta:editing-duration>
    <meta:editing-cycles>5</meta:editing-cycles>
    <meta:generator>LibreOffice/6.2.3.2$Windows_X86_64 LibreOffice_project/aecc05fe267cc68dde00352a451aa867b3b546ac</meta:generator>
    <meta:creation-date>2020-03-25T17:05:15.815000000</meta:creation-date>
    <dc:date>2020-03-29T21:48:22.802000000</dc:date>
    <meta:document-statistic meta:table-count="1" meta:cell-count="1365" meta:object-count="0"/>
  </office:meta>
</office:document-meta>
</file>